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ezaPro" svg:font-family="GeezaPr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TSans-Regular" svg:font-family="PTSans-Regular" style:font-family-generic="roman" style:font-pitch="variable"/>
    <style:font-face style:name="Pendot A Test MediumDot-guide" svg:font-family="'Pendot A Test MediumDot-guide'" style:font-pitch="variable"/>
    <style:font-face style:name="PingFang SC" svg:font-family="'PingFang SC'" style:font-family-generic="system" style:font-pitch="variable"/>
    <style:font-face style:name="Scheherazade New" svg:font-family="'Scheherazade New'" style:font-adornments="Mediu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style:contextual-spacing="false" fo:text-align="end" style:justify-single-word="false"/>
      <style:text-properties style:font-name-complex="Pendot A Test MediumDot-guide"/>
    </style:style>
    <style:style style:name="T1" style:family="text">
      <style:text-properties fo:color="#101010" loext:opacity="100%" style:font-name="GeezaPro" fo:font-size="45pt" fo:letter-spacing="normal" style:letter-kerning="false" style:font-size-asian="45pt"/>
    </style:style>
    <style:style style:name="T2" style:family="text">
      <style:text-properties fo:color="#101010" loext:opacity="100%" style:font-name="PTSans-Regular" fo:font-size="45pt" fo:letter-spacing="normal" style:letter-kerning="false" style:font-size-asian="4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نص</text:span><text:span text:style-name="T2"> </text:span><text:span text:style-name="T1">حكيم</text:span><text:span text:style-name="T2"> </text:span><text:span text:style-name="T1">له</text:span><text:span text:style-name="T2"> </text:span><text:span text:style-name="T1">سر</text:span><text:span text:style-name="T2"> </text:span><text:span text:style-name="T1">قاطع</text:span><text:span text:style-name="T2"> </text:span><text:span text:style-name="T1">وذو</text:span><text:span text:style-name="T2"> </text:span><text:span text:style-name="T1">شأن</text:span><text:span text:style-name="T2"> </text:span><text:span text:style-name="T1">عظيم</text:span><text:span text:style-name="T2"> </text:span><text:span text:style-name="T1">مكتوب</text:span><text:span text:style-name="T2"> </text:span><text:span text:style-name="T1">على</text:span><text:span text:style-name="T2"> </text:span><text:span text:style-name="T1">أخضر</text:span><text:span text:style-name="T2"> </text:span><text:span text:style-name="T1">ومغلف</text:span><text:span text:style-name="T2"> </text:span><text:span text:style-name="T1">بجلد</text:span><text:span text:style-name="T2"> </text:span><text:span text:style-name="T1">عين</text:span><text:span text:style-name="T2"> </text:span><text:span text:style-name="T1">تمساح</text:span><text:span text:style-name="T2"> </text:span><text:span text:style-name="T1">جمل</text:span><text:span text:style-name="T2"> </text:span><text:span text:style-name="T1">خروف</text:span><text:span text:style-name="T2"> </text:span><text:span text:style-name="T1">دب</text:span><text:span text:style-name="T2"> </text:span><text:span text:style-name="T1">راكون</text:span><text:span text:style-name="T2"> </text:span><text:span text:style-name="T1">زرافة</text:span><text:span text:style-name="T2"> </text:span><text:span text:style-name="T1">ضفدع</text:span><text:span text:style-name="T2"> </text:span><text:span text:style-name="T1">غزال</text:span><text:span text:style-name="T2"> </text:span><text:span text:style-name="T1">لاما</text:span><text:span text:style-name="T2"> </text:span><text:span text:style-name="T1">بنت</text:span><text:span text:style-name="T2"> </text:span><text:span text:style-name="T1">بحث</text:span><text:span text:style-name="T2"> </text:span><text:span text:style-name="T1">ثلج</text:span><text:span text:style-name="T2"> </text:span><text:span text:style-name="T1">ملح</text:span><text:span text:style-name="T2"> </text:span><text:span text:style-name="T1">خرى</text:span><text:span text:style-name="T2"> <text:s/></text:span><text:span text:style-name="T1">بطيخ</text:span><text:span text:style-name="T2"> </text:span><text:span text:style-name="T1">نخلة</text:span><text:span text:style-name="T2"> </text:span><text:span text:style-name="T1">قنفذ</text:span><text:span text:style-name="T2"> <text:s/></text:span><text:span text:style-name="T1">زهور</text:span><text:span text:style-name="T2"> </text:span><text:span text:style-name="T1">كيس</text:span><text:span text:style-name="T2"> </text:span><text:span text:style-name="T1">مشط</text:span><text:span text:style-name="T2"> </text:span><text:span text:style-name="T1">عش</text:span><text:span text:style-name="T2"> </text:span><text:span text:style-name="T1">صومعة</text:span><text:span text:style-name="T2"> </text:span><text:span text:style-name="T1">بيض</text:span><text:span text:style-name="T2"> </text:span><text:span text:style-name="T1">مظلة</text:span><text:span text:style-name="T2"> </text:span><text:span text:style-name="T1">حفظ</text:span><text:span text:style-name="T2"> </text:span><text:span text:style-name="T1">صمغ</text:span><text:span text:style-name="T2"> </text:span><text:span text:style-name="T1">نفق</text:span><text:span text:style-name="T2"> </text:span><text:span text:style-name="T1">ديك</text:span><text:span text:style-name="T2"> </text:span><text:span text:style-name="T1">لقلاق</text:span><text:span text:style-name="T2"> </text:span><text:span text:style-name="T1">هرم</text:span><text:span text:style-name="T2"> </text:span><text:span text:style-name="T1">فهد</text:span><text:span text:style-name="T2"> </text:span><text:span text:style-name="T1">ظبي</text:span><text:span text:style-name="T2"> </text:span><text:span text:style-name="T1">يعسوب</text:span><text:span text:style-name="T2"> </text:span><text:span text:style-name="T1">عنب</text:span><text:span text:style-name="T2"> </text:span><text:span text:style-name="T1">وصول</text:span><text:span text:style-name="T2"> </text:span><text:span text:style-name="T1">إدارة</text:span><text:span text:style-name="T2"> </text:span><text:span text:style-name="T1">اشتراك</text:span><text:span text:style-name="T2"> </text:span><text:span text:style-name="T1">جوي</text:span><text:span text:style-name="T2"> </text:span><text:span text:style-name="T1">معرض</text:span><text:span text:style-name="T2"> </text:span><text:span text:style-name="T1">نصوص</text:span><text:span text:style-name="T2"> </text:span><text:span text:style-name="T1">مثلث</text:span><text:span text:style-name="T2"> </text:span><text:span text:style-name="T1">بات</text:span><text:span text:style-name="T2"> </text:span><text:span text:style-name="T1">بوغ</text:span><text:span text:style-name="T2"> </text:span><text:span text:style-name="T1">أعوج</text:span><text:span text:style-name="T2"> </text:span><text:span text:style-name="T1">شيوخ</text:span><text:span text:style-name="T2"> </text:span><text:span text:style-name="T1">إنتباه</text:span><text:span text:style-name="T2"> </text:span><text:span text:style-name="T1">اختلاط</text:span><text:span text:style-name="T2"> </text:span><text:span text:style-name="T1">محظوظ</text:span><text:span text:style-name="T2"> </text:span><text:span text:style-name="T1">درس</text:span><text:span text:style-name="T2"> </text:span><text:span text:style-name="T1">وشوش</text:span><text:span text:style-name="T2"> </text:span><text:span text:style-name="T1">حادث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ezaPro" svg:font-family="GeezaPr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TSans-Regular" svg:font-family="PTSans-Regular" style:font-family-generic="roman" style:font-pitch="variable"/>
    <style:font-face style:name="Pendot A Test MediumDot-guide" svg:font-family="'Pendot A Test MediumDot-guide'" style:font-pitch="variable"/>
    <style:font-face style:name="PingFang SC" svg:font-family="'PingFang SC'" style:font-family-generic="system" style:font-pitch="variable"/>
    <style:font-face style:name="Scheherazade New" svg:font-family="'Scheherazade New'" style:font-adornments="Mediu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2:33:06.595546120</meta:creation-date>
    <dc:date>2024-08-13T14:25:53.363998133</dc:date>
    <meta:editing-duration>PT30M46S</meta:editing-duration>
    <meta:editing-cycles>2</meta:editing-cycles>
    <meta:generator>LibreOffice/24.2.5.2$MacOSX_AARCH64 LibreOffice_project/bffef4ea93e59bebbeaf7f431bb02b1a39ee8a59</meta:generator>
    <meta:document-statistic meta:table-count="0" meta:image-count="0" meta:object-count="0" meta:page-count="1" meta:paragraph-count="1" meta:word-count="65" meta:character-count="307" meta:non-whitespace-character-count="241"/>
  </office:meta>
</office:document-meta>
</file>